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bda4"/>
    </style:style>
    <style:style style:name="P2" style:family="paragraph" style:parent-style-name="Standard">
      <style:text-properties officeooo:rsid="001a45eb" officeooo:paragraph-rsid="001a45eb"/>
    </style:style>
    <style:style style:name="P3" style:family="paragraph" style:parent-style-name="Standard">
      <style:text-properties officeooo:rsid="0025aae0" officeooo:paragraph-rsid="0025aae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bda4" style:font-style-asian="italic" style:font-style-complex="italic"/>
    </style:style>
    <style:style style:name="T4" style:family="text">
      <style:text-properties fo:font-weight="bold" officeooo:rsid="001a1912" style:font-weight-asian="bold" style:font-weight-complex="bold"/>
    </style:style>
    <style:style style:name="T5" style:family="text">
      <style:text-properties officeooo:rsid="0018bda4"/>
    </style:style>
    <style:style style:name="T6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Hello</text:span><text:span text:style-name="T5"> </text:span><text:span text:style-name="T4">world</text:span></text:p>
      <text:p text:style-name="P2"><text:span text:style-name="T6">This </text:span><text:span text:style-name="T1">is</text:span><text:span text:style-name="T6"> underlined.</text:span></text:p>
      <text:p text:style-name="P3">This <text:span text:style-name="T2">is itali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20:05:16.889329138</meta:creation-date>
    <dc:date>2023-10-31T20:10:39.794491195</dc:date>
    <meta:editing-duration>PT4M29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1" meta:paragraph-count="3" meta:word-count="8" meta:character-count="44" meta:non-whitespace-character-count="39"/>
  </office:meta>
</office:document-meta>
</file>